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8e80" officeooo:paragraph-rsid="000b8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sive section on prior work</text:p>
      <text:p text:style-name="P1">what selection bias might be present in the data se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08:06:45.435049757</meta:creation-date>
    <meta:generator>LibreOffice/5.4.6.2$MacOSX_X86_64 LibreOffice_project/4014ce260a04f1026ba855d3b8d91541c224eab8</meta:generator>
    <dc:date>2019-01-26T08:07:50.300418855</dc:date>
    <meta:editing-duration>PT1M7S</meta:editing-duration>
    <meta:editing-cycles>1</meta:editing-cycles>
    <meta:document-statistic meta:table-count="0" meta:image-count="0" meta:object-count="0" meta:page-count="1" meta:paragraph-count="2" meta:word-count="15" meta:character-count="83" meta:non-whitespace-character-count="70"/>
  </office:meta>
</office:document-meta>
</file>